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a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Claudia Shlos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30, 1885</text:p>
      <text:p text:style-name="P4">Month<text:tab/><text:tab/><text:tab/><text:tab/><text:tab/><text:tab/>November</text:p>
      <text:p text:style-name="P4">Year<text:tab/><text:tab/><text:tab/><text:tab/><text:tab/><text:tab/>1885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Teachers' Association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o the Rev. S. Morais/</text:p>
      <text:p text:style-name="P2"><text:tab/>Will you please/ answer the following/ questions at the next/ meeting of the Teachers/ Association./</text:p>
      <text:p text:style-name="P2">1. What were the prin-/ciples of the Jewish re-/ligion observed by the/ Israelites previous to/ the time of Moses?/</text:p>
      <text:p text:style-name="P2">[Hebrew]/</text:p>
      <text:p text:style-name="P2"/>
      <text:p text:style-name="P2">[Page 2]</text:p>
      <text:p text:style-name="P2">2nd. What is the Jewish/ idea concerning a/ "personal" God?/</text:p>
      <text:p text:style-name="P2">[Hebrew]/</text:p>
      <text:p text:style-name="P2">3rd. Explain the meaning/ of the 10th. verse of the 49th./ Chapter of Genesis, con-/taining the words: "The/ scepter shall not depart/ from Judah, nor a law/ giver from between his/ feet, until Shiloh come,/ and unto him shall/ the gathering of the peo-/ple be"/ </text:p>
      <text:p text:style-name="P2">[Hebrew]/</text:p>
      <text:p text:style-name="P2"/>
      <text:p text:style-name="P2">[Page 3]</text:p>
      <text:p text:style-name="P2">[Hebrew]/</text:p>
      <text:p text:style-name="P2">4th. Is there any thing/ in the Bible or in history/ to justify the conclusion/ that the Ancient Hebrews/ were an unclean people?/</text:p>
      <text:p text:style-name="P2"><text:soft-page-break/>[Hebrew]/</text:p>
      <text:p text:style-name="P2"><text:tab/>Very Respectfully,/ Claudia Shloss./</text:p>
      <text:p text:style-name="P2">Phila. Nov. 30th, 1885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48:54.20</meta:creation-date>
    <dc:date>2012-01-25T14:54:35.65</dc:date>
    <dc:creator>Penn Libraries</dc:creator>
    <meta:editing-duration>PT00H05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303" meta:character-count="2123"/>
  </office:meta>
</office:document-meta>
</file>